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text-properties fo:font-weight="bold" officeooo:paragraph-rsid="00065e9d" style:font-weight-asian="bold" style:font-weight-complex="bold"/>
    </style:style>
    <style:style style:name="P2" style:family="paragraph" style:parent-style-name="Standard">
      <style:paragraph-properties fo:margin-top="0cm" fo:margin-bottom="0cm" loext:contextual-spacing="false" fo:line-height="100%"/>
      <style:text-properties fo:font-weight="normal" officeooo:rsid="00065e9d" officeooo:paragraph-rsid="00065e9d" style:font-weight-asian="normal" style:font-weight-complex="normal"/>
    </style:style>
    <style:style style:name="P3" style:family="paragraph" style:parent-style-name="Standard">
      <style:paragraph-properties fo:margin-top="0cm" fo:margin-bottom="0cm" loext:contextual-spacing="false" fo:line-height="100%"/>
      <style:text-properties fo:font-weight="normal" officeooo:rsid="0006f8eb" officeooo:paragraph-rsid="0006f8eb" style:font-weight-asian="normal" style:font-weight-complex="normal"/>
    </style:style>
    <style:style style:name="P4" style:family="paragraph" style:parent-style-name="Standard">
      <style:paragraph-properties fo:margin-top="0cm" fo:margin-bottom="0cm" loext:contextual-spacing="false" fo:line-height="100%"/>
      <style:text-properties fo:font-weight="normal" officeooo:rsid="0008820c" officeooo:paragraph-rsid="0008820c" style:font-weight-asian="normal" style:font-weight-complex="normal"/>
    </style:style>
    <style:style style:name="P5" style:family="paragraph" style:parent-style-name="Standard">
      <style:paragraph-properties fo:margin-top="0cm" fo:margin-bottom="0cm" loext:contextual-spacing="false" fo:line-height="100%"/>
      <style:text-properties fo:font-weight="normal" officeooo:rsid="000a2bc0" officeooo:paragraph-rsid="000a2bc0" style:font-weight-asian="normal" style:font-weight-complex="normal"/>
    </style:style>
    <style:style style:name="P6" style:family="paragraph" style:parent-style-name="Standard">
      <style:paragraph-properties fo:margin-top="0cm" fo:margin-bottom="0cm" loext:contextual-spacing="false" fo:line-height="100%"/>
      <style:text-properties fo:font-weight="normal" officeooo:rsid="000c0bf3" officeooo:paragraph-rsid="000c0bf3" style:font-weight-asian="normal" style:font-weight-complex="normal"/>
    </style:style>
    <style:style style:name="P7" style:family="paragraph" style:parent-style-name="Standard">
      <style:paragraph-properties fo:margin-top="0cm" fo:margin-bottom="0cm" loext:contextual-spacing="false" fo:line-height="100%"/>
      <style:text-properties fo:font-weight="normal" officeooo:rsid="000ce4f8" officeooo:paragraph-rsid="000ce4f8" style:font-weight-asian="normal" style:font-weight-complex="normal"/>
    </style:style>
    <style:style style:name="T1" style:family="text">
      <style:text-properties fo:color="#000000" style:font-name="Times New Roman" fo:font-size="12pt" fo:background-color="#ffffff" loext:char-shading-value="0" style:font-size-asian="12pt" style:font-name-complex="Times New Roman1" style:font-size-complex="12pt"/>
    </style:style>
    <style:style style:name="T2" style:family="text">
      <style:text-properties fo:color="#000000" style:font-name="Times New Roman" fo:font-size="12pt" officeooo:rsid="000837ce" fo:background-color="#ffffff" loext:char-shading-value="0" style:font-size-asian="12pt" style:font-name-complex="Times New Roman1" style:font-size-complex="12pt"/>
    </style:style>
    <style:style style:name="T3" style:family="text">
      <style:text-properties fo:color="#000000" style:font-name="Times New Roman" fo:font-size="12pt" officeooo:rsid="000a1135" fo:background-color="#ffffff" loext:char-shading-value="0" style:font-size-asian="12pt" style:font-name-complex="Times New Roman1" style:font-size-complex="12pt"/>
    </style:style>
    <style:style style:name="T4" style:family="text">
      <style:text-properties officeooo:rsid="000a1135"/>
    </style:style>
    <style:style style:name="T5" style:family="text">
      <style:text-properties officeooo:rsid="000b50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 Discuss the concept “psychological distance” and give some examples of how it can affect judgments and decisions</text:span></text:p>
      <text:p text:style-name="P1"/>
      <text:p text:style-name="P2"><text:bookmark text:name="_GoBack"/><text:span text:style-name="T1">Psychological distance is a concept introduced by social psychology. It involves the perceived distance of an object or happening when thinking about it. How close or far away you feel like whatever you're thinking about is, will decide how concrete or abstract you think of it. The psychological distance can be divided into four mai</text:span><text:span text:style-name="T3">n</text:span><text:span text:style-name="T1"> categories. Here you have temporal distance (time), spatial distances (physical space), social distance, hypothetical distance (how likely an event is to happen). </text:span></text:p>
      <text:p text:style-name="P2"/>
      <text:p text:style-name="P3"><text:span text:style-name="T1">Before explaining the different categories of psychological distance, </text:span><text:span text:style-name="T2">I'd like to quickly explain the two levels of mental construals we operate with when discussing psychological distance.</text:span><text:span text:style-name="T1"> We have the high level, and the low level. In the high level we see an event from “higher up”, we see the whole picture, and analyze why the event is happening and what it can achieve. This is the abstract level. In the low level we see an event from “down on the ground”, we don't see the whole picture as much as the small and concrete details concerning it. In short, the high level is “why”, the low level is “how”. </text:span><text:span text:style-name="T2">An example could be to think of a couple children throwing ball in the yard. High level would be saying the kids are having fun, and low level would be thinking of the colour of the ball, and the age of the kids. The difference in these two levels of construals</text:span><text:span text:style-name="T1"> can cause quite a few problems when making judgements and decisions, which I'll discuss more closely later. <text:s/></text:span></text:p>
      <text:p text:style-name="P2"><text:span text:style-name="T1"/></text:p>
      <text:p text:style-name="P4">The first category of psychological distance is the temporal distance. This is quite simply how long it is until an event will happen. If it happens in three hours it's close in psychological distance, <text:span text:style-name="T4">and if</text:span> it happens in two months it's far. <text:span text:style-name="T4">Next is spatial distance, which is simply the physical distance to something (bombing in Iraq vs. neighbourhood dispute). Third is social distance. It is simply the measure of space between two groups or individuals. If you feel safe and secure with someone, he/she would be said to be closer to you than someone you feel unsafe and insecure with. How similar two groups or individuals are can also decide social distance, whereas the more similar you are, the closer you are. The last is hypothetical distance, which simply is how likely an event is to happen. The more likely, the closer it is. This is explained by the fact that the more likely it is to happen, the closer it is to reality, and vice versa for when it is highly improbable.</text:span></text:p>
      <text:p text:style-name="P4"/>
      <text:p text:style-name="P5">Which implications does psychological distance have on judgements and decisions? As mentioned at the start of this article, psychological distance affects whether you think of an event concretely or abstractly. This might have both small and large consequences. In temporal distance we have two fairly known phenomenons. First is “The planning fallacy”. The theory is that when something is far away (not happening for a long time), people only see the events from a high level construal, and don't really see all the details, and therefore commit to more than you can handle. When it comes closer and closer to when it's going to happen, you suddenly see all the details you didn't think of before, and realise it is not possible to do everything. <text:span text:style-name="T5">The other is time discount, which is the idea that the closer something is, the more valuable it is seen as. This could be discussed, however, because thinking of learning French from a high level construal, “I'm going to learn a new language”, versus a low lever construal, “I have to learn all the different conjugations of the verbs” might yield a result where the high level construal is more valuable (positive) than the low lever construal. In this instance the temporal distance that is the furthest away is more valuable. In this regard, it might be better to say that one judges something on the basis of either the high level or low level construal according to how far it is in temporal distance. </text:span></text:p>
      <text:p text:style-name="P5"/>
      <text:p text:style-name="P6">It has been proven many times that all these types of psychological distance strongly correlates positively, meaning if one increases, the others will too. This has a few important implications. One thing is that the further away in (for example) time (temporal distance) someone is, the less similar you seem to think you are (social distance). <text:tab/>Same goes for spatial distance and social distance, <text:soft-page-break/>which might explain why we feel little obligation to help someone in a remote, war-infected country (feeling a large amount of dissimilarity).</text:p>
      <text:p text:style-name="P6"/>
      <text:p text:style-name="P6">You could also use psychological distance to some extent to explain stereotyping. Going back to social distance where I explained that the less similar to groups are, the further away in psychological distance it is, thereby we also think of it in a high level construal. This means we will only think about the more abstract and larger picture of a group, and also often only one <text:tab/>broad aspect of the group. When seeing a person or group from a low level construal we might however look more towards all the little details, and be more analytical, which opens up for more detailed ideas and perceptions of someone/something.</text:p>
      <text:p text:style-name="P6"/>
      <text:p text:style-name="P7">Decisions-making and risky behaviour could also be explained by psychological distance. High level construals could make alternative decisions that are in essence harder or more risky more desirable, while low level can have the exact opposite effect. Reason for this is that when looking at something from a high level construal we only see the overall picture, and don't pay much attention to the little details (that might for example be the reason why something is risky or hard), and the opposite for low level. This might explain why someone takes a much higher risk if it is decided a long time beforehand.</text:p>
      <text:p text:style-name="P7"/>
      <text:p text:style-name="P7"/>
      <text:p text:style-name="P7">To summarize, psychological distance is a concept used to explain why we look at something with an either high level, or low level, construal. The distance can be divided into four major categories, being temporal distance, spatial distance, social distance and hypothetical distance. How close or far away something is in psychological distance might have a huge effect on our decision making, and can be source of both stereotyping, risky behaviour, and someone not caring much about poor people in afric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9T11:53:10.884000000</meta:creation-date>
    <dc:date>2015-04-29T14:39:56.883000000</dc:date>
    <meta:editing-duration>PT29M52S</meta:editing-duration>
    <meta:editing-cycles>4</meta:editing-cycles>
    <meta:generator>LibreOffice/4.3.4.1$Windows_x86 LibreOffice_project/bc356b2f991740509f321d70e4512a6a54c5f243</meta:generator>
    <meta:document-statistic meta:table-count="0" meta:image-count="0" meta:object-count="0" meta:page-count="2" meta:paragraph-count="9" meta:word-count="1075" meta:character-count="6325" meta:non-whitespace-character-count="5252"/>
  </office:meta>
</office:document-meta>
</file>